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5a2" officeooo:paragraph-rsid="001e75a2"/>
    </style:style>
    <style:style style:name="P2" style:family="paragraph" style:parent-style-name="Standard">
      <style:text-properties officeooo:rsid="00273662" officeooo:paragraph-rsid="00273662"/>
    </style:style>
    <style:style style:name="P3" style:family="paragraph" style:parent-style-name="Standard">
      <style:text-properties officeooo:rsid="001e75a2" officeooo:paragraph-rsid="001e75a2"/>
    </style:style>
    <style:style style:name="P4" style:family="paragraph" style:parent-style-name="Standard">
      <style:text-properties officeooo:rsid="0039446c" officeooo:paragraph-rsid="0039446c"/>
    </style:style>
    <style:style style:name="P5" style:family="paragraph" style:parent-style-name="Standard">
      <style:text-properties officeooo:rsid="003a2694" officeooo:paragraph-rsid="003a2694"/>
    </style:style>
    <style:style style:name="P6" style:family="paragraph" style:parent-style-name="Standard">
      <style:text-properties officeooo:rsid="003c2408" officeooo:paragraph-rsid="003c2408"/>
    </style:style>
    <style:style style:name="P7" style:family="paragraph" style:parent-style-name="Standard">
      <style:text-properties officeooo:rsid="003c26db" officeooo:paragraph-rsid="003c26db"/>
    </style:style>
    <style:style style:name="P8" style:family="paragraph" style:parent-style-name="Standard">
      <style:text-properties officeooo:rsid="003e0534" officeooo:paragraph-rsid="003e0534"/>
    </style:style>
    <style:style style:name="T1" style:family="text">
      <style:text-properties officeooo:rsid="00320f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1">3</text:span></text:p>
      <text:p text:style-name="P1"/>
      <text:p text:style-name="P4">Chromedriver, firefoxdriver file</text:p>
      <text:p text:style-name="P5">Json wire protoco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Page Object Model</text:p>
      <text:p text:style-name="P7">Packages - </text:p>
      <text:p text:style-name="P6">Test Base</text:p>
      <text:p text:style-name="P6">Pages</text:p>
      <text:p text:style-name="P8">Login, origin/destination, package, additional services, result (classes &amp; related methods)</text:p>
      <text:p text:style-name="P7">Tests</text:p>
      <text:p text:style-name="P7"/>
      <text:p text:style-name="P7">One class per page (Without main method)</text:p>
      <text:p text:style-name="P7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4:14:49.974265503</meta:creation-date>
    <dc:date>2019-04-16T14:51:00.514621407</dc:date>
    <meta:editing-duration>PT4H34M51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4" meta:character-count="240" meta:non-whitespace-character-count="215"/>
  </office:meta>
</office:document-meta>
</file>